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name="Coincidenze" draw:style-name="gr1" draw:text-style-name="P1" svg:width="225.51mm" svg:height="130.42mm" svg:x="202.9mm" svg:y="83.15mm">
            <loext:p draw:notify-on-update-of-ranges="Foglio1.A2:Foglio1.A10 Foglio1.E2:Foglio1.E10 Foglio1.F2:Foglio1.F24 Foglio1.F2:Foglio1.F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0.81mm" svg:height="117.67mm" svg:x="0mm" svg:y="95.09mm">
            <loext:p draw:notify-on-update-of-ranges="Foglio1.A2:Foglio1.A10 Foglio1.C2:Foglio1.C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cc(R00)</text:p>
          </table:table-cell>
          <table:table-cell office:value-type="string" calcext:value-type="string">
            <text:p>Vcc(L00)</text:p>
          </table:table-cell>
          <table:table-cell office:value-type="string" calcext:value-type="string">
            <text:p>R00</text:p>
          </table:table-cell>
          <table:table-cell office:value-type="string" calcext:value-type="string">
            <text:p>L00</text:p>
          </table:table-cell>
          <table:table-cell office:value-type="string" calcext:value-type="string">
            <text:p>Coincidenze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30" calcext:value-type="float">
            <text:p>730</text:p>
          </table:table-cell>
          <table:table-cell office:value-type="float" office:value="56" calcext:value-type="float">
            <text:p>56</text:p>
          </table:table-cell>
          <table:table-cell office:value-type="float" office:value="1443" calcext:value-type="float">
            <text:p>1443</text:p>
          </table:table-cell>
          <table:table-cell office:value-type="float" office:value="56" calcext:value-type="float">
            <text:p>56</text:p>
          </table:table-cell>
          <table:table-cell table:formula="of:=SQRT([.E2])" office:value-type="float" office:value="7.48331477354788" calcext:value-type="float">
            <text:p>7,483314773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30" calcext:value-type="float">
            <text:p>730</text:p>
          </table:table-cell>
          <table:table-cell office:value-type="float" office:value="266" calcext:value-type="float">
            <text:p>266</text:p>
          </table:table-cell>
          <table:table-cell office:value-type="float" office:value="1489" calcext:value-type="float">
            <text:p>1489</text:p>
          </table:table-cell>
          <table:table-cell office:value-type="float" office:value="259" calcext:value-type="float">
            <text:p>259</text:p>
          </table:table-cell>
          <table:table-cell table:formula="of:=SQRT([.E3])" office:value-type="float" office:value="16.0934769394311" calcext:value-type="float">
            <text:p>16,093476939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30" calcext:value-type="float">
            <text:p>730</text:p>
          </table:table-cell>
          <table:table-cell office:value-type="float" office:value="949" calcext:value-type="float">
            <text:p>949</text:p>
          </table:table-cell>
          <table:table-cell office:value-type="float" office:value="1488" calcext:value-type="float">
            <text:p>1488</text:p>
          </table:table-cell>
          <table:table-cell office:value-type="float" office:value="843" calcext:value-type="float">
            <text:p>843</text:p>
          </table:table-cell>
          <table:table-cell table:formula="of:=SQRT([.E4])" office:value-type="float" office:value="29.0344622819159" calcext:value-type="float">
            <text:p>29,034462281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30" calcext:value-type="float">
            <text:p>730</text:p>
          </table:table-cell>
          <table:table-cell office:value-type="float" office:value="1308" calcext:value-type="float">
            <text:p>1308</text:p>
          </table:table-cell>
          <table:table-cell office:value-type="float" office:value="1456" calcext:value-type="float">
            <text:p>1456</text:p>
          </table:table-cell>
          <table:table-cell office:value-type="float" office:value="1061" calcext:value-type="float">
            <text:p>1061</text:p>
          </table:table-cell>
          <table:table-cell table:formula="of:=SQRT([.E5])" office:value-type="float" office:value="32.5729949498047" calcext:value-type="float">
            <text:p>32,572994949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30" calcext:value-type="float">
            <text:p>730</text:p>
          </table:table-cell>
          <table:table-cell office:value-type="float" office:value="1875" calcext:value-type="float">
            <text:p>1875</text:p>
          </table:table-cell>
          <table:table-cell office:value-type="float" office:value="1513" calcext:value-type="float">
            <text:p>1513</text:p>
          </table:table-cell>
          <table:table-cell office:value-type="float" office:value="1266" calcext:value-type="float">
            <text:p>1266</text:p>
          </table:table-cell>
          <table:table-cell table:formula="of:=SQRT([.E6])" office:value-type="float" office:value="35.5808937493144" calcext:value-type="float">
            <text:p>35,580893749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30" calcext:value-type="float">
            <text:p>730</text:p>
          </table:table-cell>
          <table:table-cell office:value-type="float" office:value="2558" calcext:value-type="float">
            <text:p>2558</text:p>
          </table:table-cell>
          <table:table-cell office:value-type="float" office:value="1477" calcext:value-type="float">
            <text:p>1477</text:p>
          </table:table-cell>
          <table:table-cell office:value-type="float" office:value="1333" calcext:value-type="float">
            <text:p>1333</text:p>
          </table:table-cell>
          <table:table-cell table:formula="of:=SQRT([.E7])" office:value-type="float" office:value="36.5102725270574" calcext:value-type="float">
            <text:p>36,510272527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30" calcext:value-type="float">
            <text:p>730</text:p>
          </table:table-cell>
          <table:table-cell office:value-type="float" office:value="4422" calcext:value-type="float">
            <text:p>4422</text:p>
          </table:table-cell>
          <table:table-cell office:value-type="float" office:value="1517" calcext:value-type="float">
            <text:p>1517</text:p>
          </table:table-cell>
          <table:table-cell office:value-type="float" office:value="1431" calcext:value-type="float">
            <text:p>1431</text:p>
          </table:table-cell>
          <table:table-cell table:formula="of:=SQRT([.E8])" office:value-type="float" office:value="37.8285606387555" calcext:value-type="float">
            <text:p>37,828560638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30" calcext:value-type="float">
            <text:p>730</text:p>
          </table:table-cell>
          <table:table-cell office:value-type="float" office:value="14313" calcext:value-type="float">
            <text:p>14313</text:p>
          </table:table-cell>
          <table:table-cell office:value-type="float" office:value="1499" calcext:value-type="float">
            <text:p>1499</text:p>
          </table:table-cell>
          <table:table-cell office:value-type="float" office:value="1454" calcext:value-type="float">
            <text:p>1454</text:p>
          </table:table-cell>
          <table:table-cell table:formula="of:=SQRT([.E9])" office:value-type="float" office:value="38.1313519298752" calcext:value-type="float">
            <text:p>38,131351929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30" calcext:value-type="float">
            <text:p>730</text:p>
          </table:table-cell>
          <table:table-cell office:value-type="float" office:value="536897" calcext:value-type="float">
            <text:p>536897</text:p>
          </table:table-cell>
          <table:table-cell office:value-type="float" office:value="1491" calcext:value-type="float">
            <text:p>1491</text:p>
          </table:table-cell>
          <table:table-cell office:value-type="float" office:value="1469" calcext:value-type="float">
            <text:p>1469</text:p>
          </table:table-cell>
          <table:table-cell table:formula="of:=SQRT([.E10])" office:value-type="float" office:value="38.3275357934736" calcext:value-type="float">
            <text:p>38,3275357935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3"/>
          <table:table-cell table:formula="of:=SQRT([.E1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0" calcext:value-type="float">
            <text:p>730</text:p>
          </table:table-cell>
          <table:table-cell table:number-columns-repeated="3"/>
          <table:table-cell table:formula="of:=SQRT([.E12])" office:value-type="float" office:value="0" calcext:value-type="float">
            <text:p>0</text:p>
          </table:table-cell>
        </table:table-row>
      </table:table>
      <table:table table:name="Foglio2" table:style-name="ta1">
        <table:shapes>
          <draw:frame draw:z-index="0" draw:style-name="gr1" draw:text-style-name="P1" svg:width="190.81mm" svg:height="117.67mm" svg:x="6.34mm" svg:y="70.39mm">
            <loext:p draw:notify-on-update-of-ranges="Foglio2.B2:Foglio2.B11 Foglio2.D2:Foglio2.D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name="Coincidenze" draw:style-name="gr1" draw:text-style-name="P1" svg:width="225.51mm" svg:height="130.42mm" svg:x="210.09mm" svg:y="70.92mm">
            <loext:p draw:notify-on-update-of-ranges="Foglio2.B2:Foglio2.B9 Foglio2.E2:Foglio2.E9 Foglio1.F2:Foglio1.F24 Foglio1.F2:Foglio1.F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cc(R00)</text:p>
          </table:table-cell>
          <table:table-cell office:value-type="string" calcext:value-type="string">
            <text:p>Vcc(L00)</text:p>
          </table:table-cell>
          <table:table-cell office:value-type="string" calcext:value-type="string">
            <text:p>R00</text:p>
          </table:table-cell>
          <table:table-cell office:value-type="string" calcext:value-type="string">
            <text:p>L00</text:p>
          </table:table-cell>
          <table:table-cell office:value-type="string" calcext:value-type="string">
            <text:p>Coincidenze</text:p>
          </table:table-cell>
          <table:table-cell office:value-type="string" calcext:value-type="string">
            <text:p>err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50" calcext:value-type="float">
            <text:p>650</text:p>
          </table:table-cell>
          <table:table-cell office:value-type="float" office:value="3984" calcext:value-type="float">
            <text:p>3984</text:p>
          </table:table-cell>
          <table:table-cell office:value-type="float" office:value="256" calcext:value-type="float">
            <text:p>256</text:p>
          </table:table-cell>
          <table:table-cell office:value-type="float" office:value="255" calcext:value-type="float">
            <text:p>255</text:p>
          </table:table-cell>
          <table:table-cell table:formula="of:=SQRT([.E2])" office:value-type="float" office:value="15.9687194226713" calcext:value-type="float">
            <text:p>15,968719422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00" calcext:value-type="float">
            <text:p>700</text:p>
          </table:table-cell>
          <table:table-cell office:value-type="float" office:value="4008" calcext:value-type="float">
            <text:p>4008</text:p>
          </table:table-cell>
          <table:table-cell office:value-type="float" office:value="896" calcext:value-type="float">
            <text:p>896</text:p>
          </table:table-cell>
          <table:table-cell office:value-type="float" office:value="883" calcext:value-type="float">
            <text:p>883</text:p>
          </table:table-cell>
          <table:table-cell table:formula="of:=SQRT([.E3])" office:value-type="float" office:value="29.7153159162073" calcext:value-type="float">
            <text:p>29,715315916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50" calcext:value-type="float">
            <text:p>750</text:p>
          </table:table-cell>
          <table:table-cell office:value-type="float" office:value="3867" calcext:value-type="float">
            <text:p>3867</text:p>
          </table:table-cell>
          <table:table-cell office:value-type="float" office:value="1925" calcext:value-type="float">
            <text:p>1925</text:p>
          </table:table-cell>
          <table:table-cell office:value-type="float" office:value="1775" calcext:value-type="float">
            <text:p>1775</text:p>
          </table:table-cell>
          <table:table-cell table:formula="of:=SQRT([.E4])" office:value-type="float" office:value="42.1307488658818" calcext:value-type="float">
            <text:p>42,130748865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75" calcext:value-type="float">
            <text:p>775</text:p>
          </table:table-cell>
          <table:table-cell office:value-type="float" office:value="3919" calcext:value-type="float">
            <text:p>3919</text:p>
          </table:table-cell>
          <table:table-cell office:value-type="float" office:value="2589" calcext:value-type="float">
            <text:p>2589</text:p>
          </table:table-cell>
          <table:table-cell office:value-type="float" office:value="2175" calcext:value-type="float">
            <text:p>2175</text:p>
          </table:table-cell>
          <table:table-cell table:formula="of:=SQRT([.E5])" office:value-type="float" office:value="46.6368952654441" calcext:value-type="float">
            <text:p>46,636895265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00" calcext:value-type="float">
            <text:p>800</text:p>
          </table:table-cell>
          <table:table-cell office:value-type="float" office:value="4089" calcext:value-type="float">
            <text:p>4089</text:p>
          </table:table-cell>
          <table:table-cell office:value-type="float" office:value="4016" calcext:value-type="float">
            <text:p>4016</text:p>
          </table:table-cell>
          <table:table-cell office:value-type="float" office:value="2663" calcext:value-type="float">
            <text:p>2663</text:p>
          </table:table-cell>
          <table:table-cell table:formula="of:=SQRT([.E6])" office:value-type="float" office:value="51.6042633897627" calcext:value-type="float">
            <text:p>51,604263389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25" calcext:value-type="float">
            <text:p>825</text:p>
          </table:table-cell>
          <table:table-cell office:value-type="float" office:value="4009" calcext:value-type="float">
            <text:p>4009</text:p>
          </table:table-cell>
          <table:table-cell office:value-type="float" office:value="7013" calcext:value-type="float">
            <text:p>7013</text:p>
          </table:table-cell>
          <table:table-cell office:value-type="float" office:value="2832" calcext:value-type="float">
            <text:p>2832</text:p>
          </table:table-cell>
          <table:table-cell table:formula="of:=SQRT([.E7])" office:value-type="float" office:value="53.2165387826003" calcext:value-type="float">
            <text:p>53,2165387826</text:p>
          </table:table-cell>
        </table:table-row>
        <table:table-row table:style-name="ro1">
          <table:table-cell table:number-columns-repeated="2" office:value-type="float" office:value="850" calcext:value-type="float">
            <text:p>850</text:p>
          </table:table-cell>
          <table:table-cell office:value-type="float" office:value="3746" calcext:value-type="float">
            <text:p>3746</text:p>
          </table:table-cell>
          <table:table-cell office:value-type="float" office:value="54475" calcext:value-type="float">
            <text:p>54475</text:p>
          </table:table-cell>
          <table:table-cell office:value-type="float" office:value="2864" calcext:value-type="float">
            <text:p>2864</text:p>
          </table:table-cell>
          <table:table-cell table:formula="of:=SQRT([.E8])" office:value-type="float" office:value="53.5163526410386" calcext:value-type="float">
            <text:p>53,51635264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75" calcext:value-type="float">
            <text:p>875</text:p>
          </table:table-cell>
          <table:table-cell office:value-type="float" office:value="4119" calcext:value-type="float">
            <text:p>4119</text:p>
          </table:table-cell>
          <table:table-cell office:value-type="float" office:value="820716" calcext:value-type="float">
            <text:p>820716</text:p>
          </table:table-cell>
          <table:table-cell office:value-type="float" office:value="3330" calcext:value-type="float">
            <text:p>3330</text:p>
          </table:table-cell>
          <table:table-cell table:formula="of:=SQRT([.E9])" office:value-type="float" office:value="57.706152185014" calcext:value-type="float">
            <text:p>57,706152185</text:p>
          </table:table-cell>
        </table:table-row>
        <table:table-row table:style-name="ro1">
          <table:table-cell table:number-columns-repeated="5"/>
          <table:table-cell table:formula="of:=SQRT([.E10])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SQRT([.E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5:21:22.245440201</meta:creation-date>
    <dc:date>2018-05-21T16:49:35.214240959</dc:date>
    <meta:editing-duration>PT2M39S</meta:editing-duration>
    <meta:editing-cycles>1</meta:editing-cycles>
    <meta:document-statistic meta:table-count="2" meta:cell-count="120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Foglio1.F2:Foglio1.F24" chart:error-lower-range="Foglio1.F2:Foglio1.F24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Foglio1.F2:Foglio1.F24" chart:error-lower-range="Foglio1.F2:Foglio1.F24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percentage" chart:error-percentage="1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upper-indicator="true" chart:error-lower-indicator="true" chart:error-category="cell-range" chart:error-upper-range="Foglio1.F2:Foglio1.F24" chart:error-lower-range="Foglio1.F2:Foglio1.F24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52cm" svg:height="13.043cm" xlink:href=".." xlink:type="simple" chart:class="chart:line" chart:style-name="ch1">
        <chart:title svg:x="9.976cm" svg:y="0.396cm" chart:style-name="ch2">
          <text:p>Coincidenze</text:p>
        </chart:title>
        <chart:plot-area chart:style-name="ch3" table:cell-range-address="Foglio1.A2:Foglio1.A10 Foglio1.E2:Foglio1.E10" chart:data-source-has-labels="column" svg:x="0.451cm" svg:y="1.435cm" svg:width="21.65cm" svg:height="11.348cm">
          <chartooo:coordinate-region svg:x="1.258cm" svg:y="1.634cm" svg:width="20.378cm" svg:height="10.502cm"/>
          <chart:axis chart:dimension="x" chart:name="primary-x" chart:style-name="ch4" chartooo:axis-type="auto">
            <chartooo:date-scale/>
            <chart:categories table:cell-range-address="Foglio1.A2:Foglio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E2:Foglio1.E10" chart:class="chart:line">
            <chart:error-indicator chart:style-name="ch8" chart:dimension="x"/>
            <chart:error-indicator chart:style-name="ch9" chart:dimension="y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Colonna F</text:p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float" office:value="650">
                <text:p>650</text:p>
                <draw:g>
                  <svg:desc>Foglio1.A2:Foglio1.A10</svg:desc>
                </draw:g>
              </table:table-cell>
              <table:table-cell office:value-type="float" office:value="56">
                <text:p>56</text:p>
                <draw:g>
                  <svg:desc>Foglio1.E2:Foglio1.E10</svg:desc>
                </draw:g>
              </table:table-cell>
              <table:table-cell office:value-type="float" office:value="7.48331477354788">
                <text:p>7.48331477354788</text:p>
                <draw:g>
                  <svg:desc>Foglio1.F2:Foglio1.F24</svg:desc>
                </draw:g>
              </table:table-cell>
              <table:table-cell office:value-type="float" office:value="7.48331477354788">
                <text:p>7.48331477354788</text:p>
                <draw:g>
                  <svg:desc>Foglio1.F2:Foglio1.F24</svg:desc>
                </draw:g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59">
                <text:p>259</text:p>
              </table:table-cell>
              <table:table-cell office:value-type="float" office:value="16.0934769394311">
                <text:p>16.0934769394311</text:p>
              </table:table-cell>
              <table:table-cell office:value-type="float" office:value="16.0934769394311">
                <text:p>16.093476939431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843">
                <text:p>843</text:p>
              </table:table-cell>
              <table:table-cell office:value-type="float" office:value="29.0344622819159">
                <text:p>29.0344622819159</text:p>
              </table:table-cell>
              <table:table-cell office:value-type="float" office:value="29.0344622819159">
                <text:p>29.0344622819159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061">
                <text:p>1061</text:p>
              </table:table-cell>
              <table:table-cell office:value-type="float" office:value="32.5729949498047">
                <text:p>32.5729949498047</text:p>
              </table:table-cell>
              <table:table-cell office:value-type="float" office:value="32.5729949498047">
                <text:p>32.572994949804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266">
                <text:p>1266</text:p>
              </table:table-cell>
              <table:table-cell office:value-type="float" office:value="35.5808937493144">
                <text:p>35.5808937493144</text:p>
              </table:table-cell>
              <table:table-cell office:value-type="float" office:value="35.5808937493144">
                <text:p>35.580893749314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1333">
                <text:p>1333</text:p>
              </table:table-cell>
              <table:table-cell office:value-type="float" office:value="36.5102725270574">
                <text:p>36.5102725270574</text:p>
              </table:table-cell>
              <table:table-cell office:value-type="float" office:value="36.5102725270574">
                <text:p>36.510272527057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431">
                <text:p>1431</text:p>
              </table:table-cell>
              <table:table-cell office:value-type="float" office:value="37.8285606387555">
                <text:p>37.8285606387555</text:p>
              </table:table-cell>
              <table:table-cell office:value-type="float" office:value="37.8285606387555">
                <text:p>37.8285606387555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454">
                <text:p>1454</text:p>
              </table:table-cell>
              <table:table-cell office:value-type="float" office:value="38.1313519298752">
                <text:p>38.1313519298752</text:p>
              </table:table-cell>
              <table:table-cell office:value-type="float" office:value="38.1313519298752">
                <text:p>38.131351929875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469">
                <text:p>1469</text:p>
              </table:table-cell>
              <table:table-cell office:value-type="float" office:value="38.3275357934736">
                <text:p>38.3275357934736</text:p>
              </table:table-cell>
              <table:table-cell office:value-type="float" office:value="38.3275357934736">
                <text:p>38.3275357934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82cm" svg:height="11.768cm" xlink:href=".." xlink:type="simple" chart:class="chart:line" chart:style-name="ch1">
        <chart:title svg:x="9.061cm" svg:y="0.371cm" chart:style-name="ch2">
          <text:p>R00</text:p>
        </chart:title>
        <chart:plot-area chart:style-name="ch3" table:cell-range-address="Foglio1.A2:Foglio1.A10 Foglio1.C2:Foglio1.C10" chart:data-source-has-labels="column" svg:x="0.381cm" svg:y="1.385cm" svg:width="18.32cm" svg:height="10.148cm">
          <chartooo:coordinate-region svg:x="1.743cm" svg:y="1.584cm" svg:width="16.678cm" svg:height="9.302cm"/>
          <chart:axis chart:dimension="x" chart:name="primary-x" chart:style-name="ch4" chartooo:axis-type="auto">
            <chartooo:date-scale/>
            <chart:categories table:cell-range-address="Foglio1.A2:Foglio1.A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C2:Foglio1.C10" chart:class="chart:line"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float" office:value="650">
                <text:p>650</text:p>
                <draw:g>
                  <svg:desc>Foglio1.A2:Foglio1.A10</svg:desc>
                </draw:g>
              </table:table-cell>
              <table:table-cell office:value-type="float" office:value="56">
                <text:p>56</text:p>
                <draw:g>
                  <svg:desc>Foglio1.C2:Foglio1.C10</svg:desc>
                </draw:g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558">
                <text:p>255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4313">
                <text:p>1431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536897">
                <text:p>5368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082cm" svg:height="11.768cm" xlink:href=".." xlink:type="simple" chart:class="chart:line" chart:style-name="ch1">
        <chart:title svg:x="9.101cm" svg:y="0.371cm" chart:style-name="ch2">
          <text:p>L00</text:p>
        </chart:title>
        <chart:plot-area chart:style-name="ch3" table:cell-range-address="Foglio2.B2:Foglio2.B11 Foglio2.D2:Foglio2.D11" chart:data-source-has-labels="column" svg:x="0.381cm" svg:y="1.385cm" svg:width="18.32cm" svg:height="10.148cm">
          <chartooo:coordinate-region svg:x="1.743cm" svg:y="1.584cm" svg:width="16.958cm" svg:height="9.302cm"/>
          <chart:axis chart:dimension="x" chart:name="primary-x" chart:style-name="ch4" chartooo:axis-type="auto">
            <chartooo:date-scale/>
            <chart:categories table:cell-range-address="Foglio2.B2:Foglio2.B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D2:Foglio2.D11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float" office:value="650">
                <text:p>650</text:p>
                <draw:g>
                  <svg:desc>Foglio2.B2:Foglio2.B11</svg:desc>
                </draw:g>
              </table:table-cell>
              <table:table-cell office:value-type="float" office:value="256">
                <text:p>256</text:p>
                <draw:g>
                  <svg:desc>Foglio2.D2:Foglio2.D11</svg:desc>
                </draw:g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925">
                <text:p>1925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016">
                <text:p>4016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7013">
                <text:p>7013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54475">
                <text:p>54475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820716">
                <text:p>8207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Foglio1.F2:Foglio1.F24" chart:error-lower-range="Foglio1.F2:Foglio1.F24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Foglio1.F2:Foglio1.F24" chart:error-lower-range="Foglio1.F2:Foglio1.F24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percentage" chart:error-percentage="1" loext:std-weight="1"/>
      <style:graphic-properties draw:stroke="solid" svg:stroke-width="0cm" svg:stroke-color="#000000" svg:stroke-opacity="100%" draw:stroke-linejoin="round"/>
    </style:style>
    <style:style style:name="ch8" style:family="chart">
      <style:chart-properties chart:error-upper-indicator="true" chart:error-lower-indicator="true" chart:error-category="cell-range" chart:error-upper-range="Foglio1.F2:Foglio1.F24" chart:error-lower-range="Foglio1.F2:Foglio1.F24" loext:std-weight="1"/>
      <style:graphic-properties draw:stroke="solid" svg:stroke-width="0cm" svg:stroke-color="#000000" svg:stroke-opacity="100%" draw:stroke-linejoin="roun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52cm" svg:height="13.043cm" xlink:href=".." xlink:type="simple" chart:class="chart:line" chart:style-name="ch1">
        <chart:title svg:x="9.976cm" svg:y="0.396cm" chart:style-name="ch2">
          <text:p>Coincidenze</text:p>
        </chart:title>
        <chart:plot-area chart:style-name="ch3" table:cell-range-address="Foglio2.B2:Foglio2.B9 Foglio2.E2:Foglio2.E9" chart:data-source-has-labels="column" svg:x="0.451cm" svg:y="1.435cm" svg:width="21.65cm" svg:height="11.348cm">
          <chartooo:coordinate-region svg:x="1.443cm" svg:y="1.634cm" svg:width="20.378cm" svg:height="10.502cm"/>
          <chart:axis chart:dimension="x" chart:name="primary-x" chart:style-name="ch4" chartooo:axis-type="auto">
            <chartooo:date-scale/>
            <chart:categories table:cell-range-address="Foglio2.B2:Foglio2.B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2.E2:Foglio2.E9" chart:class="chart:line">
            <chart:error-indicator chart:style-name="ch7" chart:dimension="x"/>
            <chart:error-indicator chart:style-name="ch8" chart:dimension="y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E</text:p>
              </table:table-cell>
              <table:table-cell office:value-type="string">
                <text:p>Colonna F</text:p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float" office:value="650">
                <text:p>650</text:p>
                <draw:g>
                  <svg:desc>Foglio2.B2:Foglio2.B9</svg:desc>
                </draw:g>
              </table:table-cell>
              <table:table-cell office:value-type="float" office:value="255">
                <text:p>255</text:p>
                <draw:g>
                  <svg:desc>Foglio2.E2:Foglio2.E9</svg:desc>
                </draw:g>
              </table:table-cell>
              <table:table-cell office:value-type="float" office:value="7.48331477354788">
                <text:p>7.48331477354788</text:p>
                <draw:g>
                  <svg:desc>Foglio1.F2:Foglio1.F24</svg:desc>
                </draw:g>
              </table:table-cell>
              <table:table-cell office:value-type="float" office:value="7.48331477354788">
                <text:p>7.48331477354788</text:p>
                <draw:g>
                  <svg:desc>Foglio1.F2:Foglio1.F24</svg:desc>
                </draw:g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83">
                <text:p>883</text:p>
              </table:table-cell>
              <table:table-cell office:value-type="float" office:value="16.0934769394311">
                <text:p>16.0934769394311</text:p>
              </table:table-cell>
              <table:table-cell office:value-type="float" office:value="16.0934769394311">
                <text:p>16.093476939431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775">
                <text:p>1775</text:p>
              </table:table-cell>
              <table:table-cell office:value-type="float" office:value="29.0344622819159">
                <text:p>29.0344622819159</text:p>
              </table:table-cell>
              <table:table-cell office:value-type="float" office:value="29.0344622819159">
                <text:p>29.0344622819159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2175">
                <text:p>2175</text:p>
              </table:table-cell>
              <table:table-cell office:value-type="float" office:value="32.5729949498047">
                <text:p>32.5729949498047</text:p>
              </table:table-cell>
              <table:table-cell office:value-type="float" office:value="32.5729949498047">
                <text:p>32.572994949804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663">
                <text:p>2663</text:p>
              </table:table-cell>
              <table:table-cell office:value-type="float" office:value="35.5808937493144">
                <text:p>35.5808937493144</text:p>
              </table:table-cell>
              <table:table-cell office:value-type="float" office:value="35.5808937493144">
                <text:p>35.5808937493144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832">
                <text:p>2832</text:p>
              </table:table-cell>
              <table:table-cell office:value-type="float" office:value="36.5102725270574">
                <text:p>36.5102725270574</text:p>
              </table:table-cell>
              <table:table-cell office:value-type="float" office:value="36.5102725270574">
                <text:p>36.510272527057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864">
                <text:p>2864</text:p>
              </table:table-cell>
              <table:table-cell office:value-type="float" office:value="37.8285606387555">
                <text:p>37.8285606387555</text:p>
              </table:table-cell>
              <table:table-cell office:value-type="float" office:value="37.8285606387555">
                <text:p>37.8285606387555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3330">
                <text:p>3330</text:p>
              </table:table-cell>
              <table:table-cell office:value-type="float" office:value="38.1313519298752">
                <text:p>38.1313519298752</text:p>
              </table:table-cell>
              <table:table-cell office:value-type="float" office:value="38.1313519298752">
                <text:p>38.13135192987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8.3275357934736">
                <text:p>38.3275357934736</text:p>
              </table:table-cell>
              <table:table-cell office:value-type="float" office:value="38.3275357934736">
                <text:p>38.32753579347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